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4c60" officeooo:paragraph-rsid="00014c60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officeooo:rsid="00014c60" officeooo:paragraph-rsid="00014c60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officeooo:rsid="00030e14" officeooo:paragraph-rsid="00030e14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rsid="00030e14" officeooo:paragraph-rsid="00063272"/>
    </style:style>
    <style:style style:name="P5" style:family="paragraph" style:parent-style-name="Text_20_body">
      <style:paragraph-properties fo:margin-left="0.9846in" fo:margin-right="0in" fo:text-indent="0in" style:auto-text-indent="false"/>
      <style:text-properties officeooo:rsid="00014c60" officeooo:paragraph-rsid="00014c60"/>
    </style:style>
    <style:style style:name="P6" style:family="paragraph" style:parent-style-name="Text_20_body">
      <style:paragraph-properties fo:margin-left="0.9846in" fo:margin-right="0in" fo:text-indent="0in" style:auto-text-indent="false"/>
      <style:text-properties officeooo:rsid="00014c60" officeooo:paragraph-rsid="00063272"/>
    </style:style>
    <style:style style:name="P7" style:family="paragraph" style:parent-style-name="Text_20_body">
      <style:paragraph-properties fo:margin-left="0.9846in" fo:margin-right="0in" fo:text-indent="0in" style:auto-text-indent="false"/>
      <style:text-properties officeooo:rsid="00063272" officeooo:paragraph-rsid="00063272"/>
    </style:style>
    <style:style style:name="P8" style:family="paragraph" style:parent-style-name="Title">
      <style:text-properties officeooo:rsid="00014c60" officeooo:paragraph-rsid="00014c60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030e14" officeooo:paragraph-rsid="00030e14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063272" officeooo:paragraph-rsid="00063272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rsid="0007dbba" officeooo:paragraph-rsid="0007dbba"/>
    </style:style>
    <style:style style:name="T1" style:family="text">
      <style:text-properties officeooo:rsid="00059ad7"/>
    </style:style>
    <style:style style:name="T2" style:family="text">
      <style:text-properties officeooo:rsid="0006091b"/>
    </style:style>
    <style:style style:name="T3" style:family="text">
      <style:text-properties officeooo:rsid="00063272"/>
    </style:style>
    <style:style style:name="T4" style:family="text">
      <style:text-properties officeooo:rsid="0007d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Exp-Pro </text:span>Testing Specification</text:p>
      <text:p text:style-name="P1">Purpose: Test the <text:a xlink:type="simple" xlink:href="https://github.com/MrYsLab/bots-in-pieces-examples/blob/master/banyan-bot-blue/banyan_assets/exp_pro_gateway.py" text:style-name="Internet_20_link" text:visited-style-name="Visited_20_Internet_20_Link"><text:span text:style-name="T3">Explorer-Pro Gateway</text:span></text:a><text:span text:style-name="T3"> </text:span>using the default options.</text:p>
      <text:p text:style-name="P1">Requires: </text:p>
      <text:p text:style-name="P2"><text:span text:style-name="T1">1</text:span>. Raspberry Pi. </text:p>
      <text:p text:style-name="P5">a. Running either Stretch or Buster.</text:p>
      <text:p text:style-name="P5"><text:span text:style-name="T1">b. </text:span><text:s/>All necessary Python packages loaded.</text:p>
      <text:p text:style-name="P7">c. <text:a xlink:type="simple" xlink:href="https://shop.pimoroni.com/products/explorer-hat" text:style-name="Internet_20_link" text:visited-style-name="Visited_20_Internet_20_Link">Pimoroni Exploror-Pro</text:a></text:p>
      <text:p text:style-name="P2"><text:span text:style-name="T2">2.</text:span> Test Fixtures:</text:p>
      <text:p text:style-name="P6"><text:a xlink:type="simple" xlink:href="https://github.com/MrYsLab/bots-in-pieces-examples/blob/master/banyan-bot-blue/test_fixtures/exp_pro_gui.py" text:style-name="Internet_20_link" text:visited-style-name="Visited_20_Internet_20_Link"><text:span text:style-name="T3">ExpProGui</text:span></text:a><text:span text:style-name="T3">.</text:span></text:p>
      <text:p text:style-name="P5"/>
      <text:p text:style-name="P9">Procedure: </text:p>
      <text:p text:style-name="P11">1. Run exp1.csv using the Banyan Launcher</text:p>
      <text:p text:style-name="P3"><text:span text:style-name="T4">2. </text:span><text:s/><text:span text:style-name="T1">Run all features in GUI.</text:span></text:p>
      <text:p text:style-name="P3"><text:span text:style-name="T4">3. </text:span><text:s/>Check coverage report to confirm that all expected lines of code were executed.</text:p>
      <text:p text:style-name="P3"/>
      <text:p text:style-name="P10">Special Note: Digital input is not instrumented for some reason by coverage. <text:span text:style-name="T4">Somehow, the </text:span>Pimoroni library <text:span text:style-name="T4">masks the execution from coverage</text:span>. Checking the 4 digital inputs manually, they do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09:50.618634838</meta:creation-date>
    <dc:date>2019-08-29T13:55:16.294396131</dc:date>
    <meta:editing-duration>PT27M2S</meta:editing-duration>
    <meta:editing-cycles>6</meta:editing-cycles>
    <meta:generator>LibreOffice/6.2.6.2$Linux_X86_64 LibreOffice_project/20$Build-2</meta:generator>
    <meta:document-statistic meta:table-count="0" meta:image-count="0" meta:object-count="0" meta:page-count="1" meta:paragraph-count="14" meta:word-count="93" meta:character-count="607" meta:non-whitespace-character-count="522"/>
  </office:meta>
</office:document-meta>
</file>